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0f4548" officeooo:paragraph-rsid="0009ec05"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style="italic" fo:font-weight="bold" officeooo:rsid="000f4548" officeooo:paragraph-rsid="0009ec05" style:font-size-asian="12.25pt" style:font-style-asian="italic" style:font-weight-asian="bold" style:font-size-complex="14pt" style:font-style-complex="italic" style:font-weight-complex="bold"/>
    </style:style>
    <style:style style:name="P3" style:family="paragraph" style:parent-style-name="Standard">
      <style:paragraph-properties fo:text-align="center" style:justify-single-word="false"/>
      <style:text-properties fo:font-size="16pt" fo:font-weight="bold" officeooo:rsid="000f4548" officeooo:paragraph-rsid="0009ec05"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4pt" fo:font-weight="normal" officeooo:rsid="000f4548" officeooo:paragraph-rsid="0009ec05"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ddcaf" officeooo:paragraph-rsid="000ddcaf"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26d86" officeooo:paragraph-rsid="00126d86"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style="italic" fo:font-weight="bold" officeooo:rsid="000f4548" officeooo:paragraph-rsid="0018ef24" style:font-size-asian="12.25pt" style:font-style-asian="italic" style:font-weight-asian="bold" style:font-size-complex="14pt" style:font-style-complex="italic" style:font-weight-complex="bold"/>
    </style:style>
    <style:style style:name="P8" style:family="paragraph" style:parent-style-name="Standard">
      <style:paragraph-properties fo:text-align="start" style:justify-single-word="false"/>
      <style:text-properties fo:font-size="14pt" fo:font-style="normal" fo:font-weight="normal" officeooo:rsid="000f4548" officeooo:paragraph-rsid="0018ef24" style:font-size-asian="12.25pt" style:font-style-asian="normal" style:font-weight-asian="normal" style:font-size-complex="14pt" style:font-style-complex="normal" style:font-weight-complex="normal"/>
    </style:style>
    <style:style style:name="T1" style:family="text">
      <style:text-properties officeooo:rsid="000aaded"/>
    </style:style>
    <style:style style:name="T2" style:family="text">
      <style:text-properties officeooo:rsid="000efd85"/>
    </style:style>
    <style:style style:name="T3" style:family="text">
      <style:text-properties officeooo:rsid="0011181c"/>
    </style:style>
    <style:style style:name="T4" style:family="text">
      <style:text-properties officeooo:rsid="0016a6b8"/>
    </style:style>
    <style:style style:name="T5" style:family="text">
      <style:text-properties officeooo:rsid="0018ef24"/>
    </style:style>
    <style:style style:name="T6" style:family="text">
      <style:text-properties officeooo:rsid="001de5fb"/>
    </style:style>
    <style:style style:name="T7" style:family="text">
      <style:text-properties officeooo:rsid="001e6d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naire Focus Group (t=0)</text:p>
      <text:p text:style-name="P3"/>
      <text:p text:style-name="P1"/>
      <text:p text:style-name="P2">1)Laquelle de ces 3 expériences avez-vous préféré ?</text:p>
      <text:p text:style-name="P1"/>
      <text:p text:style-name="P1">- <text:span text:style-name="T1">La première : car cela correspondait bien. Ce n’était pas tant pour l’odeur mais pour le son car il n’était pas trop violent, le son se répétait en boucle donc cela faisait vraiment ambiance. On n’avait pas trop à se concentrer là dessus, et cela donnait une couleur différente à ce qu’on lisait.</text:span></text:p>
      <text:p text:style-name="P5">Après avoir changé le son avec “grenier”, cela semblait plus sombre et moins féerique. <text:span text:style-name="T2">On vit la scène différemment, comme dans un film avec de la musique triste ou joyeuse.</text:span></text:p>
      <text:p text:style-name="P1"/>
      <text:p text:style-name="P2">2) Que pourrait-on améliorer pour cette expérience ? (volume sonore, choix des</text:p>
      <text:p text:style-name="P2">ambiances, odeurs…)</text:p>
      <text:p text:style-name="P2"/>
      <text:p text:style-name="P1">- <text:span text:style-name="T3">Pour moi, mettre que des musiques où il n’y a pas de changement de sons violent.</text:span></text:p>
      <text:p text:style-name="P6">- Quand je lis, il y a un écart trop grand pour lire (par rapport à un bouquin).</text:p>
      <text:p text:style-name="P1"/>
      <text:p text:style-name="P2">3) Vous sentiez-vous immergé dans la lecture ?</text:p>
      <text:p text:style-name="P2"/>
      <text:p text:style-name="P1">- <text:span text:style-name="T4">Pour le 1 oui, pour le 2 oui aussi (il n’y avait rien d’abérent). Pour le 3, le moindre bruit environnant me gênait dans la lecture (car le bruit n’est pas constant). Dans les 2 autres expériences, je n’entendais pas les bruits.</text:span></text:p>
      <text:p text:style-name="P1"/>
      <text:p text:style-name="P2">4) Le choix des ambiances vous semblait-il cohérent avec la lecture ?</text:p>
      <text:p text:style-name="P2"/>
      <text:p text:style-name="P1">- <text:s/><text:span text:style-name="T5">Le 1 oui, le 2 un peu moins. Les odeurs pour le 1 marchait, pour le 2 moins mais c’était pas très gênant. Il suffit que l’odeur soit pas trop dérangeante. C’est plus dur d’associer une odeur à une ambiance, donc si l’odeur est une odeur de forêt alors qu’ils sont à noël, comme on a du mal à savoir que c’est une odeur de forêt, on s’en rend pas compte. Tant que l’odeur est agréable, ça passe. </text:span></text:p>
      <text:p text:style-name="P1"/>
      <text:p text:style-name="P7"><text:span text:style-name="T5">5</text:span>) <text:span text:style-name="T6">Commentaires ?</text:span></text:p>
      <text:p text:style-name="P7"/>
      <text:p text:style-name="P8">- <text:span text:style-name="T7">N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1:39:10.377278237</meta:creation-date>
    <meta:generator>LibreOffice/5.1.6.2$Linux_X86_64 LibreOffice_project/10m0$Build-2</meta:generator>
    <dc:date>2019-04-09T22:26:02.821550826</dc:date>
    <meta:editing-duration>PT14M26S</meta:editing-duration>
    <meta:editing-cycles>18</meta:editing-cycles>
    <meta:document-statistic meta:table-count="0" meta:image-count="0" meta:object-count="0" meta:page-count="1" meta:paragraph-count="14" meta:word-count="292" meta:character-count="1578" meta:non-whitespace-character-count="1298"/>
  </office:meta>
</office:document-meta>
</file>